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059cm"/>
    </style:style>
    <style:style style:name="gr4" style:family="graphic" style:parent-style-name="standard">
      <style:graphic-properties draw:stroke="none" svg:stroke-color="#000000" draw:fill="none" draw:fill-color="#ffffff" fo:min-height="0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cm" svg:height="0.8cm" svg:x="8.4cm" svg:y="1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1" draw:layer="layout" svg:x1="9.7cm" svg:y1="1.8cm" svg:x2="9.7cm" svg:y2="2.8cm">
          <text:p/>
        </draw:line>
        <draw:custom-shape draw:style-name="gr1" draw:text-style-name="P2" draw:layer="layout" svg:width="10.6cm" svg:height="0.7cm" svg:x="5.1cm" svg:y="2.9cm">
          <text:p text:style-name="P2"><text:span text:style-name="T1">Get: Amount of numbers in seri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9.7cm" svg:y1="3.6cm" svg:x2="9.7cm" svg:y2="4.6cm">
          <text:p/>
        </draw:line>
        <draw:custom-shape draw:style-name="gr1" draw:text-style-name="P3" draw:layer="layout" svg:width="10.1cm" svg:height="0.8cm" svg:x="4.7cm" svg:y="4.5cm">
          <text:p text:style-name="P1"><text:span text:style-name="T2">Get: Numbers wanted to be averag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9.8cm" svg:y1="5.3cm" svg:x2="9.8cm" svg:y2="6.4cm">
          <text:p/>
        </draw:line>
        <draw:custom-shape draw:style-name="gr1" draw:text-style-name="P3" draw:layer="layout" svg:width="6.2cm" svg:height="1cm" svg:x="7cm" svg:y="6.3cm">
          <text:p text:style-name="P1"><text:span text:style-name="T2">Number ←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9.9cm" svg:y1="7.4cm" svg:x2="9.9cm" svg:y2="8.6cm">
          <text:p/>
        </draw:line>
        <draw:custom-shape draw:style-name="gr1" draw:text-style-name="P2" draw:layer="layout" svg:width="5.8cm" svg:height="1.3cm" svg:x="7.4cm" svg:y="8.6cm">
          <text:p text:style-name="P1"><text:span text:style-name="T1">Loop until value ←-1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1" draw:layer="layout" svg:x1="10.3cm" svg:y1="9.9cm" svg:x2="10.3cm" svg:y2="11.2cm">
          <text:p/>
        </draw:line>
        <draw:custom-shape draw:style-name="gr1" draw:text-style-name="P1" draw:layer="layout" svg:width="1.6cm" svg:height="1.4cm" svg:x="9.5cm" svg:y="11.1cm">
          <text:p text:style-name="P1">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3" draw:layer="layout" svg:width="5cm" svg:height="3.209cm" svg:x="1.2cm" svg:y="9.491cm">
          <draw:text-box>
            <text:p>Key</text:p>
            <text:p><text:span text:style-name="T2">1 = number = amount of numbers to be averaged</text:span></text:p>
            <text:p/>
          </draw:text-box>
        </draw:frame>
        <draw:line draw:style-name="gr2" draw:text-style-name="P1" draw:layer="layout" svg:x1="10.3cm" svg:y1="12.5cm" svg:x2="10.3cm" svg:y2="13.5cm">
          <text:p/>
        </draw:line>
        <draw:line draw:style-name="gr2" draw:text-style-name="P1" draw:layer="layout" svg:x1="9.6cm" svg:y1="11.8cm" svg:x2="7.2cm" svg:y2="11.8cm">
          <text:p/>
        </draw:line>
        <draw:frame draw:style-name="gr4" draw:layer="layout" svg:width="1.6cm" svg:height="0.962cm" svg:x="10.3cm" svg:y="12.538cm">
          <draw:text-box>
            <text:p>No</text:p>
          </draw:text-box>
        </draw:frame>
        <draw:frame draw:style-name="gr4" draw:layer="layout" svg:width="1.7cm" svg:height="0.962cm" svg:x="7.8cm" svg:y="10.838cm">
          <draw:text-box>
            <text:p>Yes</text:p>
          </draw:text-box>
        </draw:frame>
        <draw:custom-shape draw:style-name="gr1" draw:text-style-name="P2" draw:layer="layout" svg:width="5.4cm" svg:height="0.8cm" svg:x="8.1cm" svg:y="13.5cm">
          <text:p text:style-name="P1"><text:span text:style-name="T1">Number ←Number +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3.5cm" svg:y1="13.9cm" svg:x2="16.5cm" svg:y2="13.9cm">
          <text:p/>
        </draw:line>
        <draw:line draw:style-name="gr2" draw:text-style-name="P1" draw:layer="layout" svg:x1="16.4cm" svg:y1="13.9cm" svg:x2="16.3cm" svg:y2="9cm">
          <text:p/>
        </draw:line>
        <draw:line draw:style-name="gr2" draw:text-style-name="P1" draw:layer="layout" svg:x1="16.2cm" svg:y1="9.3cm" svg:x2="12.9cm" svg:y2="9.3cm">
          <text:p/>
        </draw:line>
        <draw:line draw:style-name="gr2" draw:text-style-name="P1" draw:layer="layout" svg:x1="7.3cm" svg:y1="11.8cm" svg:x2="7.3cm" svg:y2="15.9cm">
          <text:p/>
        </draw:line>
        <draw:line draw:style-name="gr2" draw:text-style-name="P1" draw:layer="layout" svg:x1="7.3cm" svg:y1="15.8cm" svg:x2="8.5cm" svg:y2="15.8cm">
          <text:p/>
        </draw:line>
        <draw:custom-shape draw:style-name="gr1" draw:text-style-name="P2" draw:layer="layout" svg:width="7.3cm" svg:height="1cm" svg:x="8.5cm" svg:y="15.5cm">
          <text:p text:style-name="P1"><text:span text:style-name="T1">Average ←total of numbers added/</text:span></text:p>
          <text:p text:style-name="P1"><text:span text:style-name="T1">Amount of numbers add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2.2cm" svg:y1="16.5cm" svg:x2="12.2cm" svg:y2="17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0T11:18:15.992000000</meta:creation-date>
    <dc:date>2014-10-20T12:17:26.928000000</dc:date>
    <meta:editing-duration>PT13M48S</meta:editing-duration>
    <meta:editing-cycles>1</meta:editing-cycles>
    <meta:document-statistic meta:object-count="24"/>
    <meta:generator>LibreOffice/4.2.5.2$Windows_x86 LibreOffice_project/61cb170a04bb1f12e77c884eab9192be736ec5f5</meta:generator>
  </office:meta>
</office:document-meta>
</file>